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1179d6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type="double" style:text-underline-width="auto" style:text-underline-color="font-color"/>
    </style:style>
    <style:style style:name="T2" style:family="text">
      <style:text-properties style:text-underline-style="none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éance de Révision : Calculs de Pourcentages</text:p>
      <text:p text:style-name="Standard"/>
      <text:p text:style-name="Standard">Introduction</text:p>
      <text:p text:style-name="Standard">Un pourcentage est une façon d'exprimer un nombre comme une fraction de 100. Par exemple, 20% signifie 20 sur 100.</text:p>
      <text:p text:style-name="Standard"/>
      <text:p text:style-name="Standard">Calcul de Pourcentage</text:p>
      <text:p text:style-name="Standard">Pour calculer un pourcentage d'une quantité, utilisez la formule suivante :</text:p>
      <text:p text:style-name="P2"><draw:g text:anchor-type="as-char" svg:y="-0.298cm" draw:z-index="0" draw:style-name="gr1"><svg:title>TexMaths</svg:title><svg:desc>12§display§\[ \text{Pourcentage} \times \text{Quantité} = \text{Résultat} \]§svg§600§FALSE§</svg:desc><draw:g draw:style-name="gr2"><draw:path draw:style-name="gr26" draw:text-style-name="P3" svg:width="6.447cm" svg:height="0.339cm" svg:x="0.008cm" svg:y="0.022cm" svg:viewBox="0 0 6448 340" svg:d="M0 0c2149 0 4299 0 6448 0 0 113 0 227 0 340-2149 0-4299 0-6448 0 0-113 0-227 0-340z"><text:p/></draw:path><draw:path draw:style-name="gr27" draw:text-style-name="P4" svg:width="0.247cm" svg:height="0.286cm" svg:x="0.001cm" svg:y="0.01cm" svg:viewBox="0 0 248 287" svg:d="M82 154c24 0 46 0 70 0 51 0 96-33 96-76 0-41-42-78-99-78-49 0-100 0-149 0 0 5 0 8 0 13 4 0 7 0 11 0 32 0 32 4 32 20 0 73 0 148 0 221 0 15 0 20-32 20-4 0-7 0-11 0 0 4 0 9 0 13 16-1 47-1 62-1 16 0 48 0 63 1 0-4 0-9 0-13-4 0-6 0-10 0-33 0-33-5-33-20 0-33 0-66 0-100zM80 143c0-38 0-75 0-113 0-14 0-17 21-17 12 0 25 0 37 0 67 0 67 45 67 65s0 65-67 65c-19 0-38 0-58 0z"><text:p/></draw:path><draw:path draw:style-name="gr28" draw:text-style-name="P4" svg:width="0.186cm" svg:height="0.192cm" svg:x="0.273cm" svg:y="0.108cm" svg:viewBox="0 0 187 193" svg:d="M187 99c0-54-42-99-93-99-53 0-94 46-94 99 0 54 44 94 94 94s93-41 93-94zM94 183c-18 0-36-8-48-27-11-20-11-45-11-61 0-17 0-38 11-58 10-19 31-27 48-27 18 0 36 7 48 26 10 18 10 44 10 59 0 16 0 39-9 57-10 19-28 31-49 31z"><text:p/></draw:path><draw:path draw:style-name="gr29" draw:text-style-name="P4" svg:width="0.211cm" svg:height="0.191cm" svg:x="0.486cm" svg:y="0.111cm" svg:viewBox="0 0 212 192" svg:d="M151 153c0 12 0 25 0 39 21-3 41-4 61-5 0-5 0-10 0-13-30 0-32-3-32-25 0-50 0-100 0-149-20 1-42 4-62 5 0 5 0 8 0 13 30 0 32 2 32 23 0 25 0 51 0 76 0 36-19 65-50 65-36 0-38-19-38-42 0-47 0-93 0-140-20 1-42 4-62 5 0 5 0 8 0 13 34 0 34 1 34 39 0 20 0 42 0 64 0 32 0 71 63 71 24 0 42-12 54-39z"><text:p/></draw:path><draw:path draw:style-name="gr30" draw:text-style-name="P4" svg:width="0.141cm" svg:height="0.186cm" svg:x="0.718cm" svg:y="0.111cm" svg:viewBox="0 0 142 187" svg:d="M59 47c0-16 0-31 0-47-19 1-40 4-59 5 0 5 0 8 0 13 30 0 34 2 34 23 0 37 0 75 0 113 0 20-5 20-34 20 0 3 0 8 0 13 17 0 36-1 48-1 17 0 37 0 54 1 0-5 0-10 0-13-4 0-6 0-10 0-31 0-31-5-31-20 0-21 0-43 0-65 0-42 17-79 49-79 4 0 4 0 5 0-1 0-9 6-9 17 0 12 8 18 18 18 7 0 18-6 18-20s-14-25-32-25c-30 0-45 29-51 47z"><text:p/></draw:path><draw:path draw:style-name="gr31" draw:text-style-name="P4" svg:width="0.16cm" svg:height="0.192cm" svg:x="0.886cm" svg:y="0.108cm" svg:viewBox="0 0 161 193" svg:d="M35 98c0-70 35-87 56-87 5 0 31 0 46 16-17 1-19 13-19 19 0 11 7 19 19 19 11 0 19-7 19-20 0-28-32-45-65-45-53 0-91 46-91 98 0 54 42 95 90 95 58 0 71-51 71-54 0-5-5-4-6-4-4 0-5 1-5 4-13 39-40 44-55 44-23 0-60-18-60-85z"><text:p/></draw:path><draw:path draw:style-name="gr32" draw:text-style-name="P4" svg:width="0.162cm" svg:height="0.192cm" svg:x="1.071cm" svg:y="0.108cm" svg:viewBox="0 0 163 193" svg:d="M35 83c3-64 38-73 53-73 43 0 48 56 48 73-34 0-68 0-101 0zM35 92c39 0 78 0 117 0 10 0 11 0 11-9 0-42-23-83-75-83-50 0-88 43-88 96 0 57 44 97 92 97 52 0 71-46 71-54 0-4-3-5-6-5s-5 2-5 6c-15 43-52 43-57 43-21 0-37-13-47-27-13-21-13-49-13-64z"><text:p/></draw:path><draw:path draw:style-name="gr33" draw:text-style-name="P4" svg:width="0.21cm" svg:height="0.186cm" svg:x="1.261cm" svg:y="0.111cm" svg:viewBox="0 0 211 187" svg:d="M32 41c0 37 0 75 0 113 0 20-4 20-32 20 0 3 0 8 0 13 14 0 36-1 47-1s33 1 48 1c0-5 0-10 0-13-29 0-34 0-34-20 0-26 0-52 0-77 0-44 30-67 58-67 26 0 31 23 31 47 0 32 0 65 0 97 0 20-5 20-34 20 0 3 0 8 0 13 16 0 36-1 48-1 11 0 33 1 47 1 0-5 0-10 0-13-21 0-32 0-32-12 0-28 0-55 0-81 0-36 0-50-13-65-6-8-21-16-45-16-31 0-50 18-62 45 0-15 0-31 0-45-19 1-40 4-59 5 0 5 0 8 0 13 29 0 32 2 32 23z"><text:p/></draw:path><draw:path draw:style-name="gr34" draw:text-style-name="P4" svg:width="0.131cm" svg:height="0.262cm" svg:x="1.477cm" svg:y="0.038cm" svg:viewBox="0 0 132 263" svg:d="M66 90c20 0 40 0 60 0 0-4 0-9 0-13-20 0-40 0-60 0 0-25 0-52 0-77-4 0-7 0-11 0-1 34-13 80-55 81 0 2 0 6 0 9 12 0 24 0 36 0 0 39 0 78 0 115 0 53 40 58 55 58 30 0 41-30 41-58 0-7 0-16 0-23-4 0-6 0-10 0 0 7 0 16 0 23 0 31-13 47-28 47-28 0-28-39-28-46 0-38 0-77 0-116z"><text:p/></draw:path><draw:path draw:style-name="gr35" draw:text-style-name="P4" svg:width="0.19cm" svg:height="0.192cm" svg:x="1.651cm" svg:y="0.108cm" svg:viewBox="0 0 191 193" svg:d="M122 157c3 17 14 35 34 35 8 0 35-6 35-40 0-9 0-17 0-24-4 0-7 0-11 0 0 7 0 15 0 24 0 24-11 26-16 26-13 0-15-19-15-20 0-29 0-57 0-84 0-19 0-35-15-51-16-16-38-23-58-23-34 0-64 19-64 48 0 12 8 20 19 20 12 0 21-9 21-20 0-5-3-19-22-19 11-15 31-19 46-19 20 0 44 15 44 54 0 5 0 10 0 14-22 3-52 4-78 16-31 15-42 36-42 55 0 34 41 44 67 44 29 0 48-16 55-36zM120 88c0 13 0 28 0 42 0 40-30 54-49 54-21 0-39-14-39-36 0-23 18-58 88-60z"><text:p/></draw:path><draw:path draw:style-name="gr36" draw:text-style-name="P4" svg:width="0.192cm" svg:height="0.276cm" svg:x="1.856cm" svg:y="0.106cm" svg:viewBox="0 0 193 277" svg:d="M82 119c-36 0-36-42-36-51 0-13 0-26 6-37 3-4 13-17 30-17 37 0 37 43 37 52 0 12-1 26-7 36-4 5-14 17-30 17zM32 135c0-1 0-11 8-19 16 12 33 13 42 13 39 0 68-29 68-61 0-16-7-32-17-41 15-15 30-17 37-17 2 0 4 0 5 0-5 2-7 7-7 12 0 7 6 12 12 12 5 0 13-4 13-14 0-7-6-20-21-20-9 0-28 2-46 20-17-14-35-15-44-15-40 0-69 29-69 61 0 20 10 35 21 44-6 7-14 20-14 35 0 13 5 30 18 38-25 6-38 24-38 41 0 30 42 53 94 53 49 0 93-21 93-54 0-14-6-35-27-47-23-12-47-12-74-12-9 0-28 0-31 0-13-2-23-16-23-29zM94 268c-44 0-72-22-72-44 0-20 16-35 34-36 9 0 17 0 26 0 36 0 82 0 82 36 0 22-30 44-70 44z"><text:p/></draw:path><draw:path draw:style-name="gr37" draw:text-style-name="P4" svg:width="0.162cm" svg:height="0.192cm" svg:x="2.067cm" svg:y="0.108cm" svg:viewBox="0 0 163 193" svg:d="M35 83c2-64 38-73 53-73 43 0 46 56 46 73-33 0-66 0-99 0zM35 92c39 0 78 0 117 0 10 0 11 0 11-9 0-42-23-83-75-83-50 0-88 43-88 96 0 57 44 97 92 97 52 0 71-46 71-54 0-4-3-5-6-5s-5 2-6 6c-14 43-51 43-56 43-22 0-39-13-48-27-12-21-12-49-12-64z"><text:p/></draw:path><draw:path draw:style-name="gr38" draw:text-style-name="P4" svg:width="0.202cm" svg:height="0.202cm" svg:x="2.399cm" svg:y="0.09cm" svg:viewBox="0 0 203 203" svg:d="M102 90c-29-27-56-56-85-84-5-5-5-6-9-6s-8 4-8 8c0 3 0 4 5 9 29 28 56 55 85 84-29 28-56 57-85 86-5 5-5 5-5 7 0 5 4 9 8 9s4-2 9-6c27-28 56-56 84-84 29 29 59 58 87 87 2 0 4 3 6 3 6 0 9-4 9-9 0-1 0-1-1-4 0-1-68-67-88-89 25-26 52-52 77-77 2-2 8-7 11-11 0-1 1-2 1-5 0-4-3-8-9-8-2 0-4 1-9 6-28 28-55 57-83 84z"><text:p/></draw:path><draw:path draw:style-name="gr39" draw:text-style-name="P4" svg:width="0.282cm" svg:height="0.378cm" svg:x="2.781cm" svg:y="0cm" svg:viewBox="0 0 283 379" svg:d="M113 289c-23-8-71-38-71-135 0-109 59-143 98-143 41 0 99 36 99 143 0 33-6 92-51 124-9-22-22-44-48-44-20 0-33 18-33 35 0 12 5 20 6 20zM178 286c-15 7-28 9-38 9-21 0-25-19-25-26 0-12 10-25 25-25 23 0 33 16 38 42zM194 293c51-22 87-76 87-139 0-85-64-154-141-154-75 0-140 68-140 154 0 85 64 152 140 152 14 0 28-3 41-7 6 41 12 80 51 80 43 0 51-57 51-79 0-3 0-8-5-8-3 0-3 3-4 7-3 23-21 36-39 36-19 0-30-14-41-42z"><text:p/></draw:path><draw:path draw:style-name="gr40" draw:text-style-name="P4" svg:width="0.211cm" svg:height="0.191cm" svg:x="3.099cm" svg:y="0.111cm" svg:viewBox="0 0 212 192" svg:d="M151 153c0 12 0 25 0 39 21-3 41-4 61-5 0-5 0-10 0-13-30 0-33-3-33-25 0-50 0-100 0-149-21 1-41 4-61 5 0 5 0 8 0 13 28 0 32 2 32 23 0 25 0 51 0 76 0 36-20 65-50 65-36 0-38-19-38-42 0-47 0-93 0-140-20 1-42 4-62 5 0 5 0 8 0 13 32 0 32 1 32 39 0 20 0 42 0 64 0 32 0 71 65 71 23 0 42-12 54-39z"><text:p/></draw:path><draw:path draw:style-name="gr41" draw:text-style-name="P4" svg:width="0.189cm" svg:height="0.192cm" svg:x="3.337cm" svg:y="0.108cm" svg:viewBox="0 0 190 193" svg:d="M122 157c2 17 14 35 33 35 9 0 35-6 35-40 0-9 0-17 0-24-4 0-8 0-11 0 0 7 0 15 0 24 0 24-10 26-15 26-14 0-15-19-15-20 0-29 0-57 0-84 0-19 0-35-16-51-17-16-37-23-57-23-35 0-64 19-64 48 0 12 8 20 19 20 12 0 19-9 19-20 0-5-2-19-21-19 12-15 32-19 45-19 21 0 46 15 46 54 0 5 0 10 0 14-22 3-52 4-78 16-32 15-42 36-42 55 0 34 41 44 67 44 28 0 47-16 55-36zM120 88c0 13 0 28 0 42 0 40-31 54-50 54-21 0-38-14-38-36 0-23 18-58 88-60z"><text:p/></draw:path><draw:path draw:style-name="gr42" draw:text-style-name="P4" svg:width="0.211cm" svg:height="0.186cm" svg:x="3.543cm" svg:y="0.111cm" svg:viewBox="0 0 212 187" svg:d="M32 41c0 37 0 75 0 113 0 20-4 20-32 20 0 3 0 8 0 13 14 0 36-1 48-1 11 0 32 1 47 1 0-5 0-10 0-13-29 0-33 0-33-20 0-26 0-52 0-77 0-44 29-67 57-67 26 0 31 23 31 47 0 32 0 65 0 97 0 20-5 20-32 20 0 3 0 8 0 13 14 0 36-1 46-1 11 0 34 1 48 1 0-5 0-10 0-13-22 0-32 0-33-12 0-28 0-55 0-81 0-36 0-50-13-65-6-8-20-16-45-16-30 0-50 18-62 45 0-15 0-31 0-45-19 1-40 4-59 5 0 5 0 8 0 13 29 0 32 2 32 23z"><text:p/></draw:path><draw:path draw:style-name="gr43" draw:text-style-name="P4" svg:width="0.131cm" svg:height="0.262cm" svg:x="3.761cm" svg:y="0.038cm" svg:viewBox="0 0 132 263" svg:d="M65 90c20 0 39 0 60 0 0-4 0-9 0-13-21 0-40 0-60 0 0-25 0-52 0-77-4 0-7 0-11 0 0 34-13 80-54 81 0 2 0 6 0 9 12 0 24 0 36 0 0 39 0 78 0 115 0 53 38 58 54 58 30 0 42-30 42-58 0-7 0-16 0-23-4 0-7 0-11 0 0 7 0 16 0 23 0 31-13 47-29 47-27 0-27-39-27-46 0-38 0-77 0-116z"><text:p/></draw:path><draw:path draw:style-name="gr44" draw:text-style-name="P4" svg:width="0.09cm" svg:height="0.28cm" svg:x="3.93cm" svg:y="0.016cm" svg:viewBox="0 0 91 281" svg:d="M61 95c-19 1-39 3-59 5 0 4 0 8 0 13 28 0 32 3 32 23 0 38 0 75 0 112 0 20-5 20-34 20 0 4 0 9 0 13 14 0 37-1 47-1 14 0 30 1 44 1 0-4 0-9 0-13-29 0-30-3-30-18 0-52 0-103 0-155zM62 22c0-14-9-22-21-22-13 0-23 11-23 22 0 12 10 23 23 23 12 0 21-10 21-23z"><text:p/></draw:path><draw:path draw:style-name="gr45" draw:text-style-name="P4" svg:width="0.131cm" svg:height="0.262cm" svg:x="4.041cm" svg:y="0.038cm" svg:viewBox="0 0 132 263" svg:d="M65 90c20 0 39 0 60 0 0-4 0-9 0-13-21 0-40 0-60 0 0-25 0-52 0-77-4 0-7 0-11 0 0 34-13 80-54 81 0 2 0 6 0 9 12 0 24 0 36 0 0 39 0 78 0 115 0 53 40 58 54 58 30 0 42-30 42-58 0-7 0-16 0-23-4 0-7 0-11 0 0 7 0 16 0 23 0 31-12 47-27 47-29 0-29-39-29-46 0-38 0-77 0-116z"><text:p/></draw:path><draw:path draw:style-name="gr46" draw:text-style-name="P4" svg:width="0.077cm" svg:height="0.079cm" svg:x="4.273cm" svg:y="0.002cm" svg:viewBox="0 0 78 80" svg:d="M71 29c3-4 7-9 7-13 0-8-7-16-16-16-6 0-10 5-12 7-16 22-33 44-50 65 2 3 5 5 7 8 22-17 42-34 64-51z"><text:p/></draw:path><draw:path draw:style-name="gr47" draw:text-style-name="P4" svg:width="0.162cm" svg:height="0.192cm" svg:x="4.209cm" svg:y="0.108cm" svg:viewBox="0 0 163 193" svg:d="M35 83c2-64 38-73 53-73 43 0 48 56 48 73-34 0-68 0-101 0zM35 92c39 0 78 0 117 0 10 0 11 0 11-9 0-42-23-83-75-83-50 0-88 43-88 96 0 57 44 97 92 97 52 0 71-46 71-54 0-4-3-5-6-5s-5 2-5 6c-15 43-52 43-57 43-21 0-37-13-47-27-13-21-13-49-13-64z"><text:p/></draw:path><draw:path draw:style-name="gr48" draw:text-style-name="P4" svg:width="0.28cm" svg:height="0.098cm" svg:x="4.525cm" svg:y="0.142cm" svg:viewBox="0 0 281 99" svg:d="M266 17c6 0 15 0 15-9 0-8-9-8-13-8-84 0-170 0-254 0-6 0-14 0-14 8 0 9 8 9 14 9 84 0 168 0 252 0zM268 99c4 0 13 0 13-9 0-8-9-8-15-8-84 0-168 0-252 0-6 0-14 0-14 8 0 9 8 9 14 9 84 0 170 0 254 0z"><text:p/></draw:path><draw:path draw:style-name="gr49" draw:text-style-name="P4" svg:width="0.293cm" svg:height="0.296cm" svg:x="4.962cm" svg:y="0.01cm" svg:viewBox="0 0 294 297" svg:d="M79 139c0-37 0-73 0-109 0-10 0-16 10-17 5 0 17 0 25 0 38 0 85 1 85 63 0 29-11 63-73 63-16 0-31 0-47 0zM169 145c41-11 73-36 73-69 0-41-48-76-110-76-44 0-88 0-132 0 0 5 0 8 0 13 4 0 6 0 10 0 33 0 33 4 33 20 0 73 0 148 0 221 0 15 0 20-33 20-4 0-6 0-10 0 0 4 0 9 0 13 16-1 44-1 61-1 16 0 47 0 63 1 0-4 0-9 0-13-4 0-8 0-11 0-33 0-34-5-34-20 0-35 0-71 0-106 17 0 33 0 49 0 6 0 24 0 40 15 16 14 16 27 16 55s0 45 16 60c18 15 41 19 54 19 33 0 40-35 40-47 0-3 0-8-6-8-4 0-4 4-5 8-2 30-17 37-27 37-21 0-24-22-30-62-3-10-4-21-6-32-8-27-28-41-51-48z"><text:p/></draw:path><draw:path draw:style-name="gr50" draw:text-style-name="P4" svg:width="0.077cm" svg:height="0.079cm" svg:x="5.333cm" svg:y="0.002cm" svg:viewBox="0 0 78 80" svg:d="M71 29c5-4 7-9 7-13 0-8-7-16-14-16-8 0-11 5-14 7-16 22-33 44-50 65 2 3 5 5 7 8 22-17 42-34 64-51z"><text:p/></draw:path><draw:path draw:style-name="gr51" draw:text-style-name="P4" svg:width="0.162cm" svg:height="0.192cm" svg:x="5.269cm" svg:y="0.108cm" svg:viewBox="0 0 163 193" svg:d="M36 83c2-64 37-73 52-73 44 0 48 56 48 73-34 0-66 0-100 0zM35 92c39 0 78 0 117 0 10 0 11 0 11-9 0-42-23-83-75-83-48 0-88 43-88 96 0 57 44 97 94 97s69-46 69-54c0-4-3-5-5-5-4 0-4 2-6 6-14 43-52 43-56 43-22 0-38-13-48-27-13-21-13-49-13-64z"><text:p/></draw:path><draw:path draw:style-name="gr52" draw:text-style-name="P4" svg:width="0.137cm" svg:height="0.192cm" svg:x="5.459cm" svg:y="0.108cm" svg:viewBox="0 0 138 193" svg:d="M74 107c9 2 44 9 44 39 0 22-15 38-48 38-35 0-51-24-58-60-1-5-2-7-6-7-6 0-6 4-6 11 0 18 0 36 0 55 0 7 0 10 5 10 2 0 2 0 11-7 1-2 1-3 8-10 18 17 37 17 46 17 49 0 68-28 68-58 0-23-12-35-18-40-13-13-30-17-48-20-23-5-52-10-52-35 0-15 11-32 47-32 47 0 49 38 49 51 2 4 5 4 6 4 5 0 5-3 5-10 0-14 0-29 0-43 0-8 0-10-5-10-1 0-2 0-8 5-1 2-5 6-7 7-16-12-33-12-40-12-50 0-67 28-67 52 0 14 7 26 18 36 14 11 25 13 56 19z"><text:p/></draw:path><draw:path draw:style-name="gr53" draw:text-style-name="P4" svg:width="0.211cm" svg:height="0.191cm" svg:x="5.624cm" svg:y="0.111cm" svg:viewBox="0 0 212 192" svg:d="M152 153c0 12 0 25 0 39 21-3 40-4 60-5 0-5 0-10 0-13-28 0-32-3-32-25 0-50 0-100 0-149-20 1-42 4-62 5 0 5 0 8 0 13 30 0 33 2 33 23 0 25 0 51 0 76 0 36-20 65-51 65-36 0-38-19-38-42 0-47 0-93 0-140-20 1-42 4-62 5 0 5 0 8 0 13 34 0 34 1 34 39 0 20 0 42 0 64 0 32 0 71 63 71 24 0 42-12 55-39z"><text:p/></draw:path><draw:path draw:style-name="gr54" draw:text-style-name="P4" svg:width="0.093cm" svg:height="0.291cm" svg:x="5.86cm" svg:y="0.005cm" svg:viewBox="0 0 94 292" svg:d="M61 0c-20 1-41 4-61 5 0 5 0 8 0 13 30 0 32 2 32 23 0 72 0 146 0 218 0 19-3 19-32 19 0 5 0 10 0 14 14 0 36-1 47-1s31 1 47 1c0-4 0-9 0-14-29 0-33 0-33-19 0-85 0-172 0-259z"><text:p/></draw:path><draw:path draw:style-name="gr55" draw:text-style-name="P4" svg:width="0.131cm" svg:height="0.262cm" svg:x="5.971cm" svg:y="0.038cm" svg:viewBox="0 0 132 263" svg:d="M65 90c20 0 39 0 60 0 0-4 0-9 0-13-21 0-40 0-60 0 0-25 0-52 0-77-4 0-7 0-11 0 0 34-13 80-54 81 0 2 0 6 0 9 12 0 24 0 36 0 0 39 0 78 0 115 0 53 38 58 54 58 30 0 42-30 42-58 0-7 0-16 0-23-4 0-7 0-11 0 0 7 0 16 0 23 0 31-13 47-29 47-27 0-27-39-27-46 0-38 0-77 0-116z"><text:p/></draw:path><draw:path draw:style-name="gr56" draw:text-style-name="P4" svg:width="0.19cm" svg:height="0.192cm" svg:x="6.144cm" svg:y="0.108cm" svg:viewBox="0 0 191 193" svg:d="M124 157c1 17 13 35 32 35 8 0 35-6 35-40 0-9 0-17 0-24-4 0-7 0-11 0 0 7 0 15 0 24 0 24-11 26-16 26-13 0-15-19-15-20 0-29 0-57 0-84 0-19 0-35-15-51-16-16-37-23-57-23-35 0-64 19-64 48 0 12 9 20 19 20 12 0 20-9 20-20 0-5-3-19-22-19 11-15 32-19 46-19 20 0 44 15 44 54 0 5 0 10 0 14-22 3-50 4-77 16-32 15-43 36-43 55 0 34 41 44 68 44 28 0 47-16 56-36zM120 88c0 13 0 28 0 42 0 40-30 54-49 54-21 0-39-14-39-36 0-23 18-58 88-60z"><text:p/></draw:path><draw:path draw:style-name="gr57" draw:text-style-name="P4" svg:width="0.131cm" svg:height="0.262cm" svg:x="6.346cm" svg:y="0.038cm" svg:viewBox="0 0 132 263" svg:d="M65 90c20 0 39 0 60 0 0-4 0-9 0-13-21 0-40 0-60 0 0-25 0-52 0-77-4 0-7 0-11 0 0 34-13 80-54 81 0 2 0 6 0 9 12 0 24 0 36 0 0 39 0 78 0 115 0 53 40 58 54 58 30 0 42-30 42-58 0-7 0-16 0-23-4 0-7 0-11 0 0 7 0 16 0 23 0 31-12 47-27 47-29 0-29-39-29-46 0-38 0-77 0-116z"><text:p/></draw:path></draw:g></draw:g></text:p>
      <text:p text:style-name="Standard"/>
      <text:p text:style-name="Standard">Exemples :</text:p>
      <text:p text:style-name="Standard">1. Calculer 20% de 50 :</text:p>
      <text:p text:style-name="P2"><text:s text:c="3"/><draw:g text:anchor-type="as-char" svg:y="-0.256cm" draw:z-index="1" draw:style-name="gr1"><svg:title>TexMaths</svg:title><svg:desc>12§display§\[ 0.20 \times 50 = 10 \]§svg§600§FALSE§</svg:desc><draw:g draw:style-name="gr2"><draw:path draw:style-name="gr15" draw:text-style-name="P3" svg:width="2.608cm" svg:height="0.243cm" svg:x="0.006cm" svg:y="0.022cm" svg:viewBox="0 0 2609 244" svg:d="M0 0c870 0 1739 0 2609 0 0 82 0 163 0 244-870 0-1739 0-2609 0 0-81 0-162 0-244z"><text:p/></draw:path><draw:path draw:style-name="gr16" draw:text-style-name="P4" svg:width="0.177cm" svg:height="0.287cm" svg:x="0.001cm" svg:y="0cm" svg:viewBox="0 0 178 288" svg:d="M178 145c0-34-3-67-17-98-21-40-54-47-72-47-25 0-57 11-73 50-15 29-16 61-16 95 0 30 1 68 19 101s48 42 69 42c22 0 55-9 74-49 13-29 16-62 16-94zM88 278c-16 0-41-10-48-50-5-25-5-64-5-88 0-26 0-55 3-76 8-51 40-54 50-54 14 0 42 7 50 49 4 22 4 55 4 81 0 30 0 59-4 87-7 39-31 51-50 51z"><text:p/></draw:path><draw:path draw:style-name="gr17" draw:text-style-name="P4" svg:width="0.043cm" svg:height="0.043cm" svg:x="0.231cm" svg:y="0.234cm" svg:viewBox="0 0 44 44" svg:d="M44 23c0-12-10-23-22-23-14 0-22 11-22 23s8 21 22 21c12 0 22-9 22-21z"><text:p/></draw:path><draw:path draw:style-name="gr18" draw:text-style-name="P4" svg:width="0.167cm" svg:height="0.277cm" svg:x="0.333cm" svg:y="0cm" svg:viewBox="0 0 168 278" svg:d="M32 246c15-15 30-29 45-43 66-58 91-80 91-121 0-48-38-82-89-82-48 0-79 38-79 76 0 23 20 23 22 23 7 0 22-4 22-22 0-11-8-22-22-22-4 0-4 0-5 1 9-27 32-43 56-43 39 0 57 34 57 69 0 33-22 65-45 91-26 30-54 60-80 89-5 5-5 6-5 16 52 0 104 0 156 0 4-24 8-48 12-73-4 0-7 0-11 0-2 13-5 31-9 38-3 3-30 3-40 3-25 0-50 0-76 0z"><text:p/></draw:path><draw:path draw:style-name="gr19" draw:text-style-name="P4" svg:width="0.177cm" svg:height="0.287cm" svg:x="0.54cm" svg:y="0cm" svg:viewBox="0 0 178 288" svg:d="M178 145c0-34-3-67-18-98-20-40-53-47-71-47-25 0-57 11-73 50-15 29-16 61-16 95 0 30 1 68 18 101 19 33 49 42 70 42 22 0 55-9 74-49 13-29 16-62 16-94zM88 278c-16 0-41-10-48-50-5-25-5-64-5-88 0-26 0-55 3-76 8-51 40-54 50-54 14 0 42 7 50 49 4 22 4 55 4 81 0 30 0 59-4 87-7 39-31 51-50 51z"><text:p/></draw:path><draw:path draw:style-name="gr20" draw:text-style-name="P4" svg:width="0.203cm" svg:height="0.2cm" svg:x="0.889cm" svg:y="0.072cm" svg:viewBox="0 0 204 201" svg:d="M102 90c-28-29-56-56-84-84-5-5-6-6-10-6-3 0-8 4-8 8s1 4 6 9c28 29 56 56 84 85-28 27-56 55-84 83-5 4-6 6-6 8 0 5 5 8 8 8 4 0 5-1 10-6 28-27 56-54 84-81 29 29 59 56 88 85 2 1 3 2 6 2 4 0 8-3 8-8 0-1 0-2-1-5-30-29-67-65-89-86 25-26 52-52 77-77 2-2 8-8 11-11 1-1 2-2 2-6s-4-8-8-8-5 2-10 7c-28 28-56 55-84 83z"><text:p/></draw:path><draw:path draw:style-name="gr21" draw:text-style-name="P4" svg:width="0.167cm" svg:height="0.287cm" svg:x="1.27cm" svg:y="0cm" svg:viewBox="0 0 168 288" svg:d="M168 194c0-49-35-91-80-91-21 0-39 7-54 22 0-28 0-55 0-82 8 3 22 5 36 5 51 0 81-38 81-43 0-3-1-5-3-5s-3 0-4 1c-8 4-30 12-58 12-16 0-36-2-56-12-4-1-4-1-5-1-5 0-5 4-5 11 0 41 0 81 0 123 0 9 0 11 6 11 4 0 5 0 6-4 5-6 21-28 54-28 23 0 33 19 36 26 8 14 8 31 8 52 0 15 0 40-10 57s-25 28-46 28c-30 0-54-22-61-47 1 0 3 1 7 1 14 0 21-11 21-21s-7-21-21-21c-6 0-20 4-20 23 0 36 29 77 76 77 49 0 92-41 92-94z"><text:p/></draw:path><draw:path draw:style-name="gr22" draw:text-style-name="P4" svg:width="0.177cm" svg:height="0.287cm" svg:x="1.474cm" svg:y="0cm" svg:viewBox="0 0 178 288" svg:d="M178 145c0-34-3-67-17-98-19-40-54-47-72-47-25 0-55 11-73 50-14 29-16 61-16 95 0 30 2 68 19 101 18 33 49 42 70 42 23 0 55-9 73-49 13-29 16-62 16-94zM89 278c-17 0-41-10-49-50-5-25-5-64-5-88 0-26 0-55 3-76 9-51 40-54 51-54 14 0 42 7 50 49 4 22 4 55 4 81 0 30 0 59-5 87-6 39-30 51-49 51z"><text:p/></draw:path><draw:path draw:style-name="gr23" draw:text-style-name="P4" svg:width="0.279cm" svg:height="0.097cm" svg:x="1.81cm" svg:y="0.126cm" svg:viewBox="0 0 280 98" svg:d="M265 17c7 0 15 0 15-9 0-8-8-8-14-8-84 0-169 0-253 0-6 0-13 0-13 8 0 9 7 9 14 9 84 0 167 0 251 0zM266 98c6 0 14 0 14-8s-8-8-15-8c-84 0-167 0-251 0-7 0-14 0-14 8s7 8 13 8c84 0 169 0 253 0z"><text:p/></draw:path><draw:path draw:style-name="gr24" draw:text-style-name="P4" svg:width="0.138cm" svg:height="0.277cm" svg:x="2.269cm" svg:y="0cm" svg:viewBox="0 0 139 278" svg:d="M86 11c0-10 0-11-9-11-27 26-64 26-77 26 0 5 0 9 0 14 8 0 34 0 55-11 0 72 0 145 0 217 0 14-1 19-39 19-5 0-9 0-14 0 0 5 0 8 0 13 15-1 52-1 69-1s54 0 68 1c0-5 0-8 0-13-5 0-8 0-13 0-38 0-40-4-40-19 0-78 0-157 0-235z"><text:p/></draw:path><draw:path draw:style-name="gr25" draw:text-style-name="P4" svg:width="0.177cm" svg:height="0.287cm" svg:x="2.458cm" svg:y="0cm" svg:viewBox="0 0 178 288" svg:d="M178 145c0-34-3-67-17-98-19-40-54-47-72-47-25 0-57 11-73 50-14 29-16 61-16 95 0 30 1 68 19 101s49 42 70 42c23 0 55-9 73-49 13-29 16-62 16-94zM89 278c-17 0-42-10-49-50-5-25-5-64-5-88 0-26 0-55 3-76 9-51 40-54 51-54 13 0 42 7 49 49 5 22 5 55 5 81 0 30 0 59-5 87-6 39-30 51-49 51z"><text:p/></draw:path></draw:g></draw:g></text:p>
      <text:p text:style-name="Standard"/>
      <text:p text:style-name="Standard">2. Calculer 15% de 200 :</text:p>
      <text:p text:style-name="P2"><text:s text:c="2"/><draw:g text:anchor-type="as-char" svg:y="-0.256cm" draw:z-index="2" draw:style-name="gr1"><svg:title>TexMaths</svg:title><svg:desc>12§display§ \[ 0.15 \times 200 = 30 \]§svg§600§FALSE§</svg:desc><draw:g draw:style-name="gr2"><draw:path draw:style-name="gr3" draw:text-style-name="P3" svg:width="2.819cm" svg:height="0.243cm" svg:x="0.006cm" svg:y="0.022cm" svg:viewBox="0 0 2820 244" svg:d="M0 0c940 0 1881 0 2820 0 0 82 0 163 0 244-939 0-1880 0-2820 0 0-81 0-162 0-244z"><text:p/></draw:path><draw:path draw:style-name="gr4" draw:text-style-name="P4" svg:width="0.177cm" svg:height="0.287cm" svg:x="0.001cm" svg:y="0cm" svg:viewBox="0 0 178 288" svg:d="M178 145c0-34-3-67-17-98-21-40-54-47-72-47-25 0-57 11-73 50-15 29-16 61-16 95 0 30 1 68 19 101s48 42 69 42c22 0 55-9 74-49 13-29 16-62 16-94zM88 278c-16 0-41-10-48-50-5-25-5-64-5-88 0-26 0-55 3-76 8-51 40-54 50-54 14 0 42 7 50 49 4 22 4 55 4 81 0 30 0 59-4 87-7 39-31 51-50 51z"><text:p/></draw:path><draw:path draw:style-name="gr5" draw:text-style-name="P4" svg:width="0.043cm" svg:height="0.043cm" svg:x="0.231cm" svg:y="0.234cm" svg:viewBox="0 0 44 44" svg:d="M44 23c0-12-9-23-21-23-13 0-23 11-23 23s10 21 23 21c12 0 21-9 21-21z"><text:p/></draw:path><draw:path draw:style-name="gr6" draw:text-style-name="P4" svg:width="0.138cm" svg:height="0.277cm" svg:x="0.35cm" svg:y="0cm" svg:viewBox="0 0 139 278" svg:d="M86 11c0-10 0-11-9-11-27 26-64 26-77 26 0 5 0 9 0 14 8 0 32 0 55-11 0 72 0 145 0 217 0 14-1 19-39 19-5 0-9 0-14 0 0 5 0 8 0 13 15-1 52-1 69-1s53 0 68 1c0-5 0-8 0-13-5 0-9 0-14 0-37 0-39-4-39-19 0-78 0-157 0-235z"><text:p/></draw:path><draw:path draw:style-name="gr7" draw:text-style-name="P4" svg:width="0.167cm" svg:height="0.287cm" svg:x="0.545cm" svg:y="0cm" svg:viewBox="0 0 168 288" svg:d="M168 194c0-49-35-91-80-91-21 0-39 7-54 22 0-28 0-55 0-82 8 3 22 5 36 5 51 0 81-38 81-43 0-3-1-5-3-5s-3 0-4 1c-8 4-30 12-58 12-16 0-36-2-56-12-4-1-4-1-5-1-5 0-5 4-5 11 0 41 0 81 0 123 0 9 0 11 6 11 4 0 5 0 6-4 5-6 21-28 54-28 23 0 33 19 36 26 8 14 8 31 8 52 0 15 0 40-10 57s-25 28-46 28c-30 0-54-22-61-47 1 0 3 1 7 1 14 0 21-11 21-21s-7-21-21-21c-6 0-20 4-20 23 0 36 29 77 76 77 49 0 92-41 92-94z"><text:p/></draw:path><draw:path draw:style-name="gr8" draw:text-style-name="P4" svg:width="0.203cm" svg:height="0.2cm" svg:x="0.889cm" svg:y="0.072cm" svg:viewBox="0 0 204 201" svg:d="M102 90c-28-29-56-56-84-84-5-5-6-6-10-6-3 0-8 4-8 8s1 4 6 9c28 29 56 56 84 85-28 27-56 55-84 83-5 4-6 6-6 8 0 5 5 8 8 8 4 0 5-1 10-6 28-27 56-54 84-81 29 29 59 56 88 85 1 0 3 2 6 2 4 0 8-3 8-8 0-1 0-2-1-5-30-29-67-65-89-86 26-26 52-52 78-77 1-2 8-8 10-11 1-1 2-2 2-6s-4-8-8-8-5 2-10 7c-28 28-56 55-84 83z"><text:p/></draw:path><draw:path draw:style-name="gr9" draw:text-style-name="P4" svg:width="0.167cm" svg:height="0.277cm" svg:x="1.271cm" svg:y="0cm" svg:viewBox="0 0 168 278" svg:d="M32 246c15-15 30-29 45-43 66-58 91-80 91-121 0-48-38-82-90-82-47 0-78 38-78 76 0 23 20 23 22 23 7 0 22-4 22-22 0-11-8-22-22-22-4 0-5 0-6 1 9-27 32-43 57-43 39 0 57 34 57 69 0 33-22 65-45 91-26 30-54 60-80 89-5 5-5 6-5 16 52 0 104 0 156 0 4-24 8-48 12-73-4 0-7 0-11 0-2 13-5 31-9 38-3 3-30 3-40 3-25 0-50 0-76 0z"><text:p/></draw:path><draw:path draw:style-name="gr10" draw:text-style-name="P4" svg:width="0.175cm" svg:height="0.287cm" svg:x="1.476cm" svg:y="0cm" svg:viewBox="0 0 176 288" svg:d="M176 145c0-34-1-67-16-98-20-40-54-47-71-47-25 0-57 11-73 50-15 29-16 61-16 95 0 30 1 68 18 101 18 33 49 42 70 42 22 0 55-9 73-49 14-29 15-62 15-94zM88 278c-16 0-41-10-48-50-5-25-5-64-5-88 0-26 0-55 2-76 9-51 41-54 51-54 14 0 42 7 50 49 4 22 4 55 4 81 0 30 0 59-5 87-6 39-30 51-49 51z"><text:p/></draw:path><draw:path draw:style-name="gr11" draw:text-style-name="P4" svg:width="0.177cm" svg:height="0.287cm" svg:x="1.686cm" svg:y="0cm" svg:viewBox="0 0 178 288" svg:d="M178 145c0-34-3-67-17-98-19-40-54-47-72-47-25 0-55 11-73 50-14 29-16 61-16 95 0 30 2 68 19 101 18 33 49 42 70 42 23 0 55-9 73-49 13-29 16-62 16-94zM89 278c-17 0-41-10-49-50-5-25-5-64-5-88 0-26 0-55 3-76 9-51 40-54 51-54 14 0 42 7 49 49 5 22 5 55 5 81 0 30 0 59-5 87-6 39-30 51-49 51z"><text:p/></draw:path><draw:path draw:style-name="gr12" draw:text-style-name="P4" svg:width="0.28cm" svg:height="0.097cm" svg:x="2.021cm" svg:y="0.126cm" svg:viewBox="0 0 281 98" svg:d="M266 17c6 0 15 0 15-9 0-8-9-8-13-8-84 0-170 0-254 0-6 0-14 0-14 8 0 9 8 9 14 9 84 0 168 0 252 0zM268 98c4 0 13 0 13-8s-9-8-15-8c-84 0-168 0-252 0-6 0-14 0-14 8s8 8 14 8c84 0 170 0 254 0z"><text:p/></draw:path><draw:path draw:style-name="gr13" draw:text-style-name="P4" svg:width="0.174cm" svg:height="0.287cm" svg:x="2.46cm" svg:y="0cm" svg:viewBox="0 0 175 288" svg:d="M106 132c33-11 58-41 58-74 0-34-37-58-78-58-42 0-74 25-74 58 0 13 10 21 22 21 13 0 21-9 21-21 0-22-20-22-26-22 13-20 41-25 56-25 17 0 40 8 40 47 0 4 0 29-11 47-13 21-28 22-38 22-3 0-14 1-16 1-4 1-7 1-7 5 0 5 3 5 11 5 6 0 12 0 18 0 34 0 50 27 50 68 0 58-29 70-48 70-18 0-49-8-64-32 15 2 28-7 28-23 0-15-12-23-24-23-10 0-24 6-24 24 0 38 40 66 85 66 52 0 90-39 90-82 0-33-26-66-69-74z"><text:p/></draw:path><draw:path draw:style-name="gr14" draw:text-style-name="P4" svg:width="0.177cm" svg:height="0.287cm" svg:x="2.67cm" svg:y="0cm" svg:viewBox="0 0 178 288" svg:d="M178 145c0-34-3-67-17-98-19-40-54-47-72-47-25 0-57 11-73 50-14 29-16 61-16 95 0 30 1 68 19 101s49 42 70 42c23 0 55-9 73-49 13-29 16-62 16-94zM89 278c-17 0-42-10-49-50-5-25-5-64-5-88 0-26 0-55 3-76 9-51 40-54 51-54 13 0 42 7 49 49 5 22 5 55 5 81 0 30 0 59-5 87-6 39-30 51-49 51z"><text:p/></draw:path></draw:g></draw:g></text:p>
      <text:p text:style-name="Standard"/>
      <text:p text:style-name="Standard">Exercices Pratiques</text:p>
      <text:p text:style-name="Standard">Calculez les pourcentages suivants :</text:p>
      <text:p text:style-name="Standard"/>
      <text:p text:style-name="Standard">1. 10% de 80</text:p>
      <text:p text:style-name="Standard">2. 25% de 200</text:p>
      <text:p text:style-name="Standard">3. 5% de 60</text:p>
      <text:p text:style-name="Standard">4. 30% de 150</text:p>
      <text:p text:style-name="Standard">5. 12% de 250</text:p>
      <text:p text:style-name="Standard"/>
      <text:p text:style-name="Standard">Application des Pourcentages</text:p>
      <text:p text:style-name="Standard"/>
      <text:p text:style-name="Standard">Problèmes Concrets</text:p>
      <text:p text:style-name="Standard">Résolvez les problèmes suivants :</text:p>
      <text:p text:style-name="Standard"/>
      <text:p text:style-name="Standard">1. Un article coûte 120 euros et il y a une remise de 15%. Quel est le montant de la remise ?</text:p>
      <text:p text:style-name="Standard">2. Dans une classe de 30 élèves, 40% sont des filles. Combien y a-t-il de filles dans la classe ?</text:p>
      <text:p text:style-name="Standard">3. Un magasin offre une réduction de 20% sur un article qui coûte 80 euros. Quel est le nouveau prix de l'article ?</text:p>
      <text:p text:style-name="Standard"/>
      <text:p text:style-name="Standard">Devoirs</text:p>
      <text:p text:style-name="Standard">Calculez les pourcentages suivants :</text:p>
      <text:p text:style-name="Standard"/>
      <text:p text:style-name="Standard">1. 5% de 120</text:p>
      <text:p text:style-name="Standard">2. 22% de 150</text:p>
      <text:p text:style-name="Standard">3. 18% de 200</text:p>
      <text:p text:style-name="Standard">4. 35% de 300</text:p>
      <text:p text:style-name="Standard">5. 10% de 7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8T11:14:34.020000000</meta:creation-date>
    <dc:date>2025-05-28T11:16:37.913000000</dc:date>
    <meta:editing-duration>PT2M5S</meta:editing-duration>
    <meta:editing-cycles>1</meta:editing-cycles>
    <meta:document-statistic meta:table-count="0" meta:image-count="0" meta:object-count="0" meta:page-count="1" meta:paragraph-count="31" meta:word-count="191" meta:character-count="1000" meta:non-whitespace-character-count="833"/>
    <meta:generator>LibreOffice/7.4.3.2$Windows_X86_64 LibreOffice_project/1048a8393ae2eeec98dff31b5c133c5f1d08b890</meta:generator>
  </office:meta>
</office:document-meta>
</file>